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sTag.getItem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Tag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Tag.setItems( Object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Tag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Writer.writeCommonAttributes(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sTag.getBind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Writer.isOptio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Tag.getSelec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sTag.writeTagContent( TagWriter tagWri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ptionsWriter.processOption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Tag.resolve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sTag.setItemLabel( String item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sTag.getIte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Tag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Tag.setItemValue( String item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sWriter.OptionsWriter( @ Nullable String selectName , Object optionSource , @ Nullable String valueProperty , @ Nullable String label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